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Western Illinois (6-15, 1-6 SL)</text:p>
          </table:table-cell>
          <table:table-cell office:value-type="string">
            <text:p>19</text:p>
          </table:table-cell>
          <table:table-cell office:value-type="string">
            <text:p>19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orth Dakota State (14-5, 5-2 SL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49</text:p>
          </table:table-cell>
          <table:table-cell office:value-type="string">
            <text:p>.08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2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42</text:p>
          </table:table-cell>
          <table:table-cell office:value-type="string">
            <text:p>.190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51</text:p>
          </table:table-cell>
          <table:table-cell office:value-type="string">
            <text:p>.05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35</text:p>
          </table:table-cell>
          <table:table-cell office:value-type="string">
            <text:p>.28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43</text:p>
          </table:table-cell>
          <table:table-cell office:value-type="string">
            <text:p>.395</text:p>
          </table:table-cell>
        </table:table-row>
      </table:table>
      <table:table table:name="Sheet 2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4</text:p>
          </table:table-cell>
          <table:table-cell office:value-type="string">
            <text:p>.2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000</text:p>
          </table:table-cell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34</text:p>
          </table:table-cell>
          <table:table-cell office:value-type="string">
            <text:p>.08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Riley Schumacher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kenzie Bous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0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3</text:p>
          </table:table-cell>
          <table:table-cell office:value-type="string">
            <text:p>14</text:p>
          </table:table-cell>
          <table:table-cell office:value-type="string">
            <text:p>126</text:p>
          </table:table-cell>
          <table:table-cell office:value-type="string">
            <text:p>.151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39.0</text:p>
          </table:table-cell>
        </table:table-row>
      </table:table>
      <table:table table:name="Sheet 3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ica Jorgensen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26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27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2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7</text:p>
          </table:table-cell>
          <table:table-cell office:value-type="string">
            <text:p>17</text:p>
          </table:table-cell>
          <table:table-cell office:value-type="string">
            <text:p>129</text:p>
          </table:table-cell>
          <table:table-cell office:value-type="string">
            <text:p>.233</text:p>
          </table:table-cell>
          <table:table-cell office:value-type="string">
            <text:p>4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3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6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